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lecine PCB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unit 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table:style-name="ce1" office:value-type="string" calcext:value-type="string">
            <text:p>WAGO Federkraftklemmblock 0.75 mm² Polzahl 1 Lichtgrau 1 St.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,31 €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https://www.conrad.de/de/p/wago-federkraftklemmblock-0-75-mm-polzahl-1-lichtgrau-1-1208164.html</text:p>
          </table:table-cell>
        </table:table-row>
        <table:table-row table:style-name="ro2">
          <table:table-cell table:style-name="ce1" office:value-type="string" calcext:value-type="string">
            <text:p><text:s/>WAGO Federkraftklemmblock 0.75 mm² Polzahl 2 Lichtgrau 1 St. 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,62 €</text:p>
          </table:table-cell>
          <table:table-cell table:style-name="ce1" office:value-type="string" calcext:value-type="string">
            <text:p>5,70 €</text:p>
          </table:table-cell>
          <table:table-cell office:value-type="string" calcext:value-type="string">
            <text:p>https://www.conrad.de/de/p/wago-federkraftklemmblock-0-75-mm-polzahl-2-lichtgrau-1-1208165.html</text:p>
          </table:table-cell>
        </table:table-row>
        <table:table-row table:style-name="ro1">
          <table:table-cell office:value-type="string" calcext:value-type="string">
            <text:p>Coilcraft - VER2923-153KL - Induktor, Pwr , 15UH, 26A, 0.1, 20.5MHZ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,71</text:p>
          </table:table-cell>
          <table:table-cell table:formula="of:=(21.42 + 2.8)" office:value-type="float" office:value="24.22" calcext:value-type="float">
            <text:p>24.22</text:p>
          </table:table-cell>
          <table:table-cell office:value-type="string" calcext:value-type="string">
            <text:p>https://www.ebay.de/itm/Coilcraft-VER2923-153KL-Induktor-Pwr-15UH-26A-0-1-20-5MHZ/172888539602?hash=item2840f5c1d2:g:E0YAAOxydgZTI4V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1T15:11:05.239240599</meta:creation-date>
    <dc:date>2020-06-11T15:50:13.746621579</dc:date>
    <meta:editing-duration>PT18M37S</meta:editing-duration>
    <meta:editing-cycles>2</meta:editing-cycles>
    <meta:generator>LibreOffice/6.3.5.2$Linux_X86_64 LibreOffice_project/30$Build-2</meta:generator>
    <meta:document-statistic meta:table-count="1" meta:cell-count="21" meta:object-count="0"/>
  </office:meta>
</office:document-meta>
</file>